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fill="none" draw:textarea-horizontal-align="justify" draw:textarea-vertical-align="middle" draw:auto-grow-height="true" text:animation-repeat="1"/>
    </style:style>
    <style:style style:name="gr2" style:family="graphic" style:parent-style-name="standard">
      <style:graphic-properties draw:fill="none" draw:textarea-horizontal-align="justify" draw:textarea-vertical-align="middle" draw:auto-grow-height="tru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true" fo:min-height="1.388cm" fo:min-width="9.257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76cm"/>
    </style:style>
    <style:style style:name="gr8" style:family="graphic" style:parent-style-name="standard">
      <style:graphic-properties draw:stroke="none" svg:stroke-color="#000000" draw:fill="none" draw:fill-color="#ffffff" fo:min-height="0.786cm"/>
    </style:style>
    <style:style style:name="gr9" style:family="graphic" style:parent-style-name="standard">
      <style:graphic-properties draw:stroke="none" svg:stroke-color="#000000" draw:fill="none" draw:fill-color="#ffffff" fo:min-height="0.654cm"/>
    </style:style>
    <style:style style:name="gr10" style:family="graphic" style:parent-style-name="standard">
      <style:graphic-properties draw:stroke="none" svg:stroke-color="#000000" draw:fill="none" draw:fill-color="#ffffff" fo:min-height="0.632cm"/>
    </style:style>
    <style:style style:name="gr11" style:family="graphic" style:parent-style-name="standard">
      <style:graphic-properties draw:stroke="none" svg:stroke-color="#000000" draw:fill="none" draw:fill-color="#ffffff" fo:min-height="1.036cm"/>
    </style:style>
    <style:style style:name="gr12" style:family="graphic" style:parent-style-name="standard">
      <style:graphic-properties draw:stroke="none" svg:stroke-color="#000000" draw:fill="none" draw:fill-color="#ffffff" fo:min-height="0.677cm"/>
    </style:style>
    <style:style style:name="gr13" style:family="graphic" style:parent-style-name="standard">
      <style:graphic-properties draw:stroke="none" svg:stroke-color="#000000" draw:fill="none" draw:fill-color="#ffffff" fo:min-height="0.706cm"/>
    </style:style>
    <style:style style:name="gr14" style:family="graphic" style:parent-style-name="standard">
      <style:graphic-properties draw:stroke="none" svg:stroke-color="#000000" draw:fill="none" draw:fill-color="#ffffff" fo:min-height="0.764cm"/>
    </style:style>
    <style:style style:name="gr15" style:family="graphic" style:parent-style-name="standard">
      <style:graphic-properties draw:stroke="none" svg:stroke-color="#000000" draw:fill="none" draw:fill-color="#ffffff" fo:min-height="0.86cm"/>
    </style:style>
    <style:style style:name="P1" style:family="paragraph">
      <style:paragraph-properties fo:margin-left="0.507cm" fo:margin-right="0cm" fo:text-align="start" fo:text-indent="0cm">
        <style:tab-stops/>
      </style:paragraph-properties>
      <style:text-properties fo:font-family="'Lucida Console'" style:font-family-generic="modern" style:font-pitch="fixed" fo:font-size="10pt" style:font-size-asian="10pt" style:font-family-complex="'Lucida Console'" style:font-family-generic-complex="modern" style:font-pitch-complex="fixed" style:font-size-complex="10pt"/>
    </style:style>
    <style:style style:name="P2" style:family="paragraph">
      <style:paragraph-properties fo:margin-left="0cm" fo:margin-right="0cm" fo:text-indent="0cm"/>
      <style:text-properties fo:font-family="'Lucida Console'" style:font-family-generic="modern" style:font-pitch="fixed" fo:font-size="10pt" style:font-size-asian="10pt" style:font-family-complex="'Lucida Console'" style:font-family-generic-complex="modern" style:font-pitch-complex="fixed" style:font-size-complex="10pt"/>
    </style:style>
    <style:style style:name="P3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10pt" style:font-size-asian="10pt" style:font-family-complex="'Lucida Console'" style:font-family-generic-complex="modern" style:font-pitch-complex="fixed" style:font-size-complex="10pt"/>
    </style:style>
    <style:style style:name="P4" style:family="paragraph">
      <style:paragraph-properties fo:margin-left="0cm" fo:margin-right="0cm" fo:text-align="start" fo:text-indent="0cm"/>
      <style:text-properties fo:font-family="'Lucida Console'" style:font-family-generic="modern" style:font-pitch="fixed" fo:font-size="10pt"/>
    </style:style>
    <style:style style:name="P5" style:family="paragraph">
      <style:paragraph-properties fo:margin-left="0cm" fo:margin-right="0cm" fo:text-align="start" fo:text-indent="0cm"/>
      <style:text-properties fo:font-family="'Lucida Console'" style:font-family-generic="modern" style:font-pitch="fixed" fo:font-size="10pt" style:font-size-asian="10pt" style:font-size-complex="10pt"/>
    </style:style>
    <style:style style:name="P6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10pt"/>
    </style:style>
    <style:style style:name="P7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10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10pt" style:font-size-asian="10pt" style:font-size-complex="10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style:font-size-asian="10pt" style:font-family-complex="'Lucida Console'" style:font-family-generic-complex="modern" style:font-pitch-complex="fixed" style:font-size-complex="10pt"/>
    </style:style>
    <style:style style:name="T2" style:family="text">
      <style:text-properties style:font-size-asian="10pt" style:font-size-complex="10pt"/>
    </style:style>
    <style:style style:name="T3" style:family="text">
      <style:text-properties style:font-size-asian="12pt" style:font-size-complex="12pt"/>
    </style:style>
    <style:style style:name="T4" style:family="text">
      <style:text-properties fo:font-family="'Lucida Console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 text:space-before="0.50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1" draw:id="id1" draw:layer="layout" svg:width="4.139cm" svg:height="1.353cm" svg:x="8.182cm" svg:y="1.889cm">
          <text:p text:style-name="P1"><text:span text:style-name="T1">double x;</text:span></text:p>
          <text:p text:style-name="P1"><text:span text:style-name="T1">x = 5;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2" draw:text-style-name="P3" draw:id="id2" draw:layer="layout" svg:width="8.532cm" svg:height="2.352cm" svg:x="5.985cm" svg:y="4.073cm">
          <text:p text:style-name="P2"><text:span text:style-name="T1">const double tol = 1.0E-6;</text:span></text:p>
          <text:p text:style-name="P2"><text:span text:style-name="T1">double dx, x1;</text:span></text:p>
          <text:p text:style-name="P2"><text:span text:style-name="T1">double fx;</text:span></text:p>
          <text:p text:style-name="P2"><text:span text:style-name="T1">double dfx;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5" draw:id="id3" draw:layer="layout" svg:width="6.428cm" svg:height="1.353cm" svg:x="7.036cm" svg:y="6.969cm">
          <text:p text:style-name="P4"><text:span text:style-name="T2">x1 = x;</text:span></text:p>
          <text:p text:style-name="P4"><text:span text:style-name="T2">func( x, fx, dfx );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7" draw:id="id4" draw:layer="layout" svg:width="5.221cm" svg:height="0.853cm" svg:x="7.64cm" svg:y="8.79cm">
          <text:p text:style-name="P6"><text:span text:style-name="T3">fabs(dfx) &lt; tol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6" draw:id="id5" draw:layer="layout" svg:width="3cm" svg:height="1cm" svg:x="13.464cm" svg:y="10.206cm">
          <text:p text:style-name="P6">dfx &gt;= 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6" draw:id="id7" draw:layer="layout" svg:width="3cm" svg:height="1cm" svg:x="15.574cm" svg:y="11.986cm">
          <text:p text:style-name="P6">dfx = tol;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6" draw:id="id6" draw:layer="layout" svg:width="3cm" svg:height="1cm" svg:x="11.684cm" svg:y="12.052cm">
          <text:p text:style-name="P6">dfx = -tol;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5" draw:id="id9" draw:layer="layout" svg:width="14.849cm" svg:height="2.326cm" svg:x="3.076cm" svg:y="14.304cm">
          <text:p text:style-name="P5"><text:span text:style-name="T4">dx = fx / dfx;</text:span></text:p>
          <text:p text:style-name="P5"><text:span text:style-name="T4">x = x1 - dx;</text:span></text:p>
          <text:p text:style-name="P5"><text:span text:style-name="T4">cout&lt;&lt;"x="&lt;&lt;x1&lt;&lt;",fx="&lt;&lt;fx&lt;&lt;",dfx="&lt;&lt;dfx&lt;&lt;"\n";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onnector draw:style-name="gr5" draw:text-style-name="P8" draw:layer="layout" draw:type="line" svg:x1="10.251cm" svg:y1="3.242cm" svg:x2="10.25cm" svg:y2="4.073cm" draw:start-shape="id1" draw:start-glue-point="8" draw:end-shape="id2" draw:end-glue-point="4">
          <text:p text:style-name="P12"/>
        </draw:connector>
        <draw:connector draw:style-name="gr5" draw:text-style-name="P8" draw:layer="layout" draw:type="line" svg:x1="10.25cm" svg:y1="6.425cm" svg:x2="10.25cm" svg:y2="6.969cm" draw:start-shape="id2" draw:start-glue-point="8" draw:end-shape="id3">
          <text:p text:style-name="P12"/>
        </draw:connector>
        <draw:connector draw:style-name="gr5" draw:text-style-name="P8" draw:layer="layout" draw:type="line" svg:x1="10.249cm" svg:y1="8.322cm" svg:x2="10.25cm" svg:y2="8.79cm" draw:start-shape="id3" draw:start-glue-point="8" draw:end-shape="id4" draw:end-glue-point="4">
          <text:p text:style-name="P12"/>
        </draw:connector>
        <draw:connector draw:style-name="gr5" draw:text-style-name="P8" draw:layer="layout" draw:type="line" svg:x1="10.25cm" svg:y1="9.643cm" svg:x2="14.963cm" svg:y2="10.206cm" draw:start-shape="id4" draw:start-glue-point="8" draw:end-shape="id5" draw:end-glue-point="4">
          <text:p text:style-name="P12"/>
        </draw:connector>
        <draw:connector draw:style-name="gr5" draw:text-style-name="P8" draw:layer="layout" draw:type="line" svg:x1="14.963cm" svg:y1="11.206cm" svg:x2="13.183cm" svg:y2="12.052cm" draw:start-shape="id5" draw:start-glue-point="8" draw:end-shape="id6" draw:end-glue-point="4">
          <text:p text:style-name="P12"/>
        </draw:connector>
        <draw:connector draw:style-name="gr5" draw:text-style-name="P8" draw:layer="layout" draw:type="line" svg:x1="14.963cm" svg:y1="11.206cm" svg:x2="17.073cm" svg:y2="11.986cm" draw:start-shape="id5" draw:start-glue-point="8" draw:end-shape="id7" draw:end-glue-point="4">
          <text:p text:style-name="P12"/>
        </draw:connector>
        <draw:custom-shape draw:style-name="gr2" draw:text-style-name="P10" draw:id="id8" draw:layer="layout" svg:width="9.432cm" svg:height="0.856cm" svg:x="5.784cm" svg:y="18.789cm">
          <text:p text:style-name="P9"><text:span text:style-name="T4">!(fabs(dx) &lt;= fabs(tol * x) 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8" draw:layer="layout" draw:type="curve" draw:line-skew="0cm -3.499cm" svg:x1="7.162cm" svg:y1="19.519cm" svg:x2="7.975cm" svg:y2="7.166cm" draw:start-shape="id8" draw:start-glue-point="7" draw:end-shape="id3" draw:end-glue-point="5">
          <text:p text:style-name="P12"/>
        </draw:connector>
        <draw:connector draw:style-name="gr5" draw:text-style-name="P8" draw:layer="layout" draw:type="line" svg:x1="8.402cm" svg:y1="9.518cm" svg:x2="10.5cm" svg:y2="14.304cm" draw:start-shape="id4" draw:start-glue-point="7" draw:end-shape="id9" draw:end-glue-point="4">
          <text:p text:style-name="P12"/>
        </draw:connector>
        <draw:connector draw:style-name="gr5" draw:text-style-name="P8" draw:layer="layout" draw:type="line" svg:x1="13.183cm" svg:y1="13.052cm" svg:x2="15.751cm" svg:y2="14.643cm" draw:start-shape="id6" draw:start-glue-point="8" draw:end-shape="id9" draw:end-glue-point="11">
          <text:p text:style-name="P12"/>
        </draw:connector>
        <draw:connector draw:style-name="gr5" draw:text-style-name="P8" draw:layer="layout" draw:type="line" svg:x1="17.073cm" svg:y1="12.986cm" svg:x2="15.751cm" svg:y2="14.643cm" draw:start-shape="id7" draw:start-glue-point="8" draw:end-shape="id9" draw:end-glue-point="11">
          <text:p text:style-name="P12"/>
        </draw:connector>
        <draw:connector draw:style-name="gr5" draw:text-style-name="P8" draw:layer="layout" draw:type="line" svg:x1="10.5cm" svg:y1="16.63cm" svg:x2="10.499cm" svg:y2="18.789cm" draw:start-shape="id9" draw:start-glue-point="8" draw:end-shape="id8" draw:end-glue-point="4">
          <text:p text:style-name="P12"/>
        </draw:connector>
        <draw:custom-shape draw:style-name="gr2" draw:text-style-name="P5" draw:id="id10" draw:layer="layout" svg:width="10.337cm" svg:height="1.852cm" svg:x="5.332cm" svg:y="21.1cm">
          <text:p text:style-name="P11"><text:span text:style-name="T4">cout &lt;&lt; "\n";</text:span></text:p>
          <text:p text:style-name="P11"><text:span text:style-name="T4">cout &lt;&lt; "The solution is " &lt;&lt; x;</text:span></text:p>
          <text:p text:style-name="P11"><text:span text:style-name="T4">cout &lt;&lt; "\n";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6" draw:text-style-name="P8" draw:layer="layout" draw:type="line" svg:x1="10.499cm" svg:y1="19.645cm" svg:x2="10.5cm" svg:y2="21.1cm" draw:start-shape="id8" draw:start-glue-point="8" draw:end-shape="id10">
          <text:p text:style-name="P12"/>
        </draw:connector>
        <draw:frame draw:style-name="gr7" draw:text-style-name="P12" draw:layer="layout" svg:width="0.904cm" svg:height="0.963cm" svg:x="7.21cm" svg:y="2.051cm">
          <draw:text-box>
            <text:p text:style-name="P12">1</text:p>
          </draw:text-box>
        </draw:frame>
        <draw:frame draw:style-name="gr8" draw:text-style-name="P12" draw:layer="layout" svg:width="0.795cm" svg:height="1.036cm" svg:x="5.136cm" svg:y="4.829cm">
          <draw:text-box>
            <text:p text:style-name="P12">2</text:p>
          </draw:text-box>
        </draw:frame>
        <draw:frame draw:style-name="gr9" draw:text-style-name="P12" draw:layer="layout" svg:width="0.948cm" svg:height="0.963cm" svg:x="5.997cm" svg:y="7.144cm">
          <draw:text-box>
            <text:p text:style-name="P12">3</text:p>
          </draw:text-box>
        </draw:frame>
        <draw:frame draw:style-name="gr10" draw:text-style-name="P12" draw:layer="layout" svg:width="1.103cm" svg:height="0.963cm" svg:x="6.481cm" svg:y="8.819cm">
          <draw:text-box>
            <text:p text:style-name="P12">4</text:p>
          </draw:text-box>
        </draw:frame>
        <draw:frame draw:style-name="gr11" draw:text-style-name="P12" draw:layer="layout" svg:width="0.904cm" svg:height="1.286cm" svg:x="12.347cm" svg:y="10.209cm">
          <draw:text-box>
            <text:p text:style-name="P12">5</text:p>
          </draw:text-box>
        </draw:frame>
        <draw:frame draw:style-name="gr12" draw:text-style-name="P12" draw:layer="layout" svg:width="0.926cm" svg:height="0.963cm" svg:x="10.715cm" svg:y="12.082cm">
          <draw:text-box>
            <text:p text:style-name="P12">6</text:p>
          </draw:text-box>
        </draw:frame>
        <draw:frame draw:style-name="gr13" draw:text-style-name="P12" draw:layer="layout" svg:width="0.837cm" svg:height="0.963cm" svg:x="14.861cm" svg:y="12.039cm">
          <draw:text-box>
            <text:p text:style-name="P12">7</text:p>
          </draw:text-box>
        </draw:frame>
        <draw:frame draw:style-name="gr14" draw:text-style-name="P12" draw:layer="layout" svg:width="0.793cm" svg:height="1.014cm" svg:x="2.293cm" svg:y="15.016cm">
          <draw:text-box>
            <text:p text:style-name="P12">8</text:p>
          </draw:text-box>
        </draw:frame>
        <draw:frame draw:style-name="gr15" draw:text-style-name="P12" draw:layer="layout" svg:width="0.97cm" svg:height="1.11cm" svg:x="4.85cm" svg:y="18.742cm">
          <draw:text-box>
            <text:p text:style-name="P12">9</text:p>
          </draw:text-box>
        </draw:frame>
        <draw:frame draw:style-name="gr7" draw:text-style-name="P12" draw:layer="layout" svg:width="1.235cm" svg:height="0.963cm" svg:x="3.968cm" svg:y="21.585cm">
          <draw:text-box>
            <text:p text:style-name="P12">1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
  </meta:generator>
    <meta:creation-date>2007-12-02T16:37:39</meta:creation-date>
    <dc:date>2007-12-02T17:16:59</dc:date>
    <meta:editing-cycles>30</meta:editing-cycles>
    <meta:editing-duration>PT39M21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